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216cm"/>
    </style:style>
    <style:style style:name="co5" style:family="table-column">
      <style:table-column-properties fo:break-before="auto" style:column-width="4.3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question1</text:p>
          </table:table-cell>
          <table:table-cell office:value-type="string">
            <text:p>question2</text:p>
          </table:table-cell>
          <table:table-cell office:value-type="string">
            <text:p>question3</text:p>
          </table:table-cell>
          <table:table-cell office:value-type="string">
            <text:p>levelName</text:p>
          </table:table-cell>
          <table:table-cell office:value-type="string">
            <text:p>quizCompleteText_en</text:p>
          </table:table-cell>
          <table:table-cell office:value-type="string">
            <text:p>quizCompleteText_de-DE</text:p>
          </table:table-cell>
        </table:table-row>
        <table:table-row table:style-name="ro2">
          <table:table-cell office:value-type="string">
            <text:p>Flood_Cologne</text:p>
          </table:table-cell>
          <table:table-cell office:value-type="string">
            <text:p>Flood_Cologne_1</text:p>
          </table:table-cell>
          <table:table-cell office:value-type="string">
            <text:p>Flood_Cologne_2</text:p>
          </table:table-cell>
          <table:table-cell office:value-type="string">
            <text:p>Flood_Cologne_3</text:p>
          </table:table-cell>
          <table:table-cell office:value-type="string">
            <text:p>testLevel</text:p>
          </table:table-cell>
          <table:table-cell office:value-type="string">
            <text:p>A citizen was trapped in the city, help them find a place to hold out during the flood.</text:p>
          </table:table-cell>
          <table:table-cell office:value-type="string">
            <text:p>Eine Frau wurde von der Flut überrascht. Hilf ihr einen Ort zu finden wo sie die Flut überstehen kann.</text:p>
          </table:table-cell>
        </table:table-row>
        <table:table-row table:style-name="ro1">
          <table:table-cell office:value-type="string">
            <text:p>Tornado_Kansas</text:p>
          </table:table-cell>
          <table:table-cell office:value-type="string">
            <text:p>Tornado_Kansas_1</text:p>
          </table:table-cell>
          <table:table-cell office:value-type="string">
            <text:p>Tornado_Kansas_2</text:p>
          </table:table-cell>
          <table:table-cell office:value-type="string">
            <text:p>Tornado_Kansas_3</text:p>
          </table:table-cell>
          <table:table-cell office:value-type="string">
            <text:p>testLevel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26.06.2018</text:date>, <text:time>22:4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36S</meta:editing-duration>
    <meta:editing-cycles>6</meta:editing-cycles>
    <meta:generator>OpenOffice/4.1.3$Win32 OpenOffice.org_project/413m1$Build-9783</meta:generator>
    <dc:date>2018-06-26T22:46:31.42</dc:date>
    <dc:creator>Felix </dc:creator>
    <meta:document-statistic meta:table-count="1" meta:cell-count="19" meta:object-count="0"/>
    <meta:user-defined meta:name="Info 1"/>
    <meta:user-defined meta:name="Info 2"/>
    <meta:user-defined meta:name="Info 3"/>
    <meta:user-defined meta:name="Info 4"/>
  </office:meta>
</office:document-meta>
</file>